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mment">
      <style:text-properties style:font-name="Calibri1" fo:font-size="11pt" fo:language="ru" fo:country="RU" fo:font-style="italic" fo:font-weight="normal" officeooo:rsid="000d5f04" officeooo:paragraph-rsid="000d5f04" fo:background-color="transparent"/>
    </style:style>
    <style:style style:name="P2" style:family="paragraph" style:parent-style-name="_5f_comment">
      <style:text-properties style:font-name="Calibri1" fo:font-size="11pt" fo:language="ru" fo:country="RU" fo:font-style="italic" fo:font-weight="normal" officeooo:rsid="000d5f04" officeooo:paragraph-rsid="00102a79" fo:background-color="transparent"/>
    </style:style>
    <style:style style:name="P3" style:family="paragraph" style:parent-style-name="_5f_paragraph">
      <style:text-properties officeooo:paragraph-rsid="0006d55f"/>
    </style:style>
    <style:style style:name="P4" style:family="paragraph" style:parent-style-name="_5f_paragraph">
      <style:text-properties officeooo:paragraph-rsid="00131049"/>
    </style:style>
    <style:style style:name="P5" style:family="paragraph" style:parent-style-name="_5f_paragraph">
      <style:paragraph-properties fo:text-align="justify" style:justify-single-word="false"/>
      <style:text-properties officeooo:paragraph-rsid="00131049"/>
    </style:style>
    <style:style style:name="P6" style:family="paragraph" style:parent-style-name="_5f_paragraph">
      <style:paragraph-properties fo:text-align="justify" style:justify-single-word="false"/>
      <style:text-properties officeooo:rsid="00158cd9" officeooo:paragraph-rsid="00158cd9"/>
    </style:style>
    <style:style style:name="P7" style:family="paragraph" style:parent-style-name="_5f_text">
      <style:text-properties officeooo:paragraph-rsid="000bcf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bdb2"/>
    </style:style>
    <style:style style:name="T4" style:family="text">
      <style:text-properties style:font-name="Calibri Light" fo:font-size="11pt" fo:language="ru" fo:country="RU" fo:font-weight="250"/>
    </style:style>
    <style:style style:name="T5" style:family="text">
      <style:text-properties style:font-name="Calibri Light" fo:font-size="11pt" fo:language="ru" fo:country="RU" fo:font-weight="250" officeooo:rsid="00131049"/>
    </style:style>
    <style:style style:name="T6" style:family="text">
      <style:text-properties style:font-name="Calibri Light" fo:font-size="11pt" fo:language="ru" fo:country="RU" fo:font-weight="250" officeooo:rsid="0014df47"/>
    </style:style>
    <style:style style:name="T7" style:family="text">
      <style:text-properties fo:language="en" fo:country="US"/>
    </style:style>
    <style:style style:name="T8" style:family="text">
      <style:text-properties officeooo:rsid="000f659c"/>
    </style:style>
    <style:style style:name="T9" style:family="text">
      <style:text-properties officeooo:rsid="00131049"/>
    </style:style>
    <style:style style:name="T10" style:family="text">
      <style:text-properties officeooo:rsid="0014df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Что Такое Таксономия?</text:p>
      <text:p text:style-name="P3">Таксономия в <text:span text:style-name="_5f_bold">WordPress</text:span> — это одна из тех вещей, которую все используют, но не знают, что они используют именно ее. Таксономии <text:span text:style-name="_5f_bold">WordPress</text:span> используются для группировки записей и произвольных типов записей между собой. В <text:span text:style-name="_5f_bold">WordPress</text:span> есть две самых популярных таксономии, которые люди постоянно используют: <text:span text:style-name="T1">Рубрики</text:span> и <text:span text:style-name="T1">Теги</text:span>. </text:p>
      <text:p text:style-name="P4"><text:span text:style-name="T9">Рубрики это иерархическая таксономия. </text:span><text:span text:style-name="T5">Тэги это плоская таксономия. Для начала посмотрим как это работает в готом виде. А потом дело техники создать свою таксономию и примерить её на записях.</text:span></text:p>
      <text:p text:style-name="P5"><text:span text:style-name="T5">Кстати о записях. Записи и посты это </text:span><text:span text:style-name="T6">не </text:span><text:span text:style-name="T5">одно. </text:span><text:span text:style-name="T6">Название типа записи. Каждый тип записи имеет свое название: посты называются post, страницы page, произвольно созданные типы называются так как их назвали, например portfolio…</text:span></text:p>
      <text:p text:style-name="P6"><text:span text:style-name="T6">Таксономия</text:span><text:span text:style-name="T4"> присоединяется к записям. Нужно начать с того, что сделать записи своего типа. Делаем</text:span></text:p>
      <text:p text:style-name="_5f_paragraph">Теперь, когда мы прояснили, что такое произвольная таксономия, давайте выясним как создавать произвольные таксономии в <text:span text:style-name="_5f_bold">WordPress</text:span>. Мы покажем два способа создания произвольных таксономий. Способ 1 будет использовать плагин для тех, кто не захочет возиться с кодом. Способ 2, напротив же, будет использовать код и подойдет для тех, кто предпочитает делать всё без помощи плагинов.</text:p>
      <text:p text:style-name="_5f_heading_5f_top">Создание Произвольных Таксономий Вручную</text:p>
      <text:p text:style-name="_5f_paragraph">Добавляем следующий код в файл <text:span text:style-name="_5f_bold">functions.php</text:span> вашей темы или в плагин для сайта <text:span text:style-name="_5f_bold">WordPress</text:span> (рекомендуется) для создания иерархической произвольной таксономии типа рубрик:</text:p>
      <text:p text:style-name="_5f_code"><text:span text:style-name="T3">/</text:span>/хук в init action и вызов create_book_taxonomies когда хук сработает</text:p>
      <text:p text:style-name="_5f_code">add_action( 'init', 'create_topics_hierarchical_taxonomy', 0 );</text:p>
      <text:p text:style-name="_5f_code"/>
      <text:p text:style-name="_5f_code">//задаем название для произвольной таксономии Topics для ваших записей</text:p>
      <text:p text:style-name="_5f_code"/>
      <text:p text:style-name="_5f_code">function create_topics_hierarchical_taxonomy() {</text:p>
      <text:p text:style-name="_5f_code"/>
      <text:p text:style-name="_5f_code">// Добавляем новую таксономию, делаем ее иерархической вроде рубрик</text:p>
      <text:p text:style-name="_5f_code">// также задаем перевод для интерфейса</text:p>
      <text:p text:style-name="_5f_code"/>
      <text:p text:style-name="_5f_code"><text:s text:c="2"/>$labels = array(</text:p>
      <text:p text:style-name="_5f_code"><text:s text:c="4"/>'name' =&gt; _x( 'Topics', 'taxonomy general name' ),</text:p>
      <text:p text:style-name="_5f_code"><text:s text:c="4"/>'singular_name' =&gt; _x( 'Topic', 'taxonomy singular name' ),</text:p>
      <text:p text:style-name="_5f_code"><text:s text:c="4"/>'search_items' =&gt; <text:s/>__( 'Search Topics' ),</text:p>
      <text:p text:style-name="_5f_code"><text:s text:c="4"/>'all_items' =&gt; __( 'All Topics' ),</text:p>
      <text:p text:style-name="_5f_code"><text:s text:c="4"/>'parent_item' =&gt; __( 'Parent Topic' ),</text:p>
      <text:p text:style-name="_5f_code"><text:s text:c="4"/>'parent_item_colon' =&gt; __( 'Parent Topic:' ),</text:p>
      <text:p text:style-name="_5f_code"><text:s text:c="4"/>'edit_item' =&gt; __( 'Edit Topic' ),</text:p>
      <text:p text:style-name="_5f_code"><text:s text:c="4"/>'update_item' =&gt; __( 'Update Topic' ),</text:p>
      <text:p text:style-name="_5f_code"><text:s text:c="4"/>'add_new_item' =&gt; __( 'Add New Topic' ),</text:p>
      <text:p text:style-name="_5f_code"><text:s text:c="4"/>'new_item_name' =&gt; __( 'New Topic Name' ),</text:p>
      <text:p text:style-name="_5f_code"><text:s text:c="4"/>'menu_name' =&gt; __( 'Topics' ),</text:p>
      <text:p text:style-name="_5f_code"><text:s text:c="2"/>);</text:p>
      <text:p text:style-name="_5f_code"/>
      <text:p text:style-name="_5f_code">// Теперь регистрируем таксономию</text:p>
      <text:p text:style-name="_5f_code"/>
      <text:p text:style-name="_5f_code"><text:s text:c="2"/>register_taxonomy('topics',array('post'), array(</text:p>
      <text:p text:style-name="_5f_code"><text:s text:c="4"/>'hierarchical' =&gt; true,</text:p>
      <text:p text:style-name="_5f_code"><text:s text:c="4"/>'labels' =&gt; $labels,</text:p>
      <text:p text:style-name="_5f_code"><text:s text:c="4"/>'show_ui' =&gt; true,</text:p>
      <text:p text:style-name="_5f_code"><text:s text:c="4"/>'show_admin_column' =&gt; true,</text:p>
      <text:p text:style-name="_5f_code"><text:s text:c="4"/>'query_var' =&gt; true,</text:p>
      <text:p text:style-name="_5f_code"><text:s text:c="4"/>'rewrite' =&gt; array( 'slug' =&gt; 'topic' ),</text:p>
      <text:p text:style-name="_5f_code"><text:s text:c="2"/>));</text:p>
      <text:p text:style-name="_5f_code"/>
      <text:p text:style-name="_5f_code">}</text:p>
      <text:p text:style-name="P2"><text:soft-page-break/>Комментарий</text:p>
      <text:p text:style-name="_5f_paragraph">register_taxonomy – <text:span text:style-name="T2">регистрируем новую таксономию с именем <text:s/></text:span><text:span text:style-name="_5f_bold">topics</text:span><text:span text:style-name="T2">. </text:span></text:p>
      <text:p text:style-name="_5f_paragraph"><text:span text:style-name="T2">Добавляем новую таксономию</text:span><text:span text:style-name="T7"> в</text:span><text:span text:style-name="T2"> посты. </text:span></text:p>
      <text:p text:style-name="_5f_paragraph">'hierarchical' =&gt; true — иерархия</text:p>
      <text:p text:style-name="_5f_paragraph">'labels' =&gt; $labels — смотри в коде выше</text:p>
      <text:p text:style-name="_5f_paragraph">'show_ui' =&gt; true,Показывать блок управления этой таксономией в админке.</text:p>
      <text:p text:style-name="_5f_paragraph">'show_admin_column' =&gt; true, Позволить или нет авто-создание колонки таксономии в таблице ассоциированного типа записи ???????</text:p>
      <text:p text:style-name="_5f_paragraph">'query_var' =&gt; true,ключит параметры запроса и сам запрос ?????????</text:p>
      <text:p text:style-name="_5f_paragraph">'rewrite' =&gt; array( 'slug' =&gt; 'topic' ) Если указать массив, то можно задать произвольный параметр запроса (query var). ?????????????????</text:p>
      <text:p text:style-name="_5f_comment"/>
      <text:p text:style-name="_5f_text">Для создания не-иерархической произвольной таксономии типа Теги, добавьте следующий код в файл functions.php вашей темы или в плагин для сайта WordPress (рекомендуется):</text:p>
      <text:p text:style-name="_5f_text"/>
      <text:p text:style-name="_5f_code">//хук в init action и вызов create_topics_nonhierarchical_taxonomy когда хук сработает</text:p>
      <text:p text:style-name="_5f_code"/>
      <text:p text:style-name="_5f_code">add_action( 'init', 'create_topics_nonhierarchical_taxonomy', 0 );</text:p>
      <text:p text:style-name="_5f_code"/>
      <text:p text:style-name="_5f_code">function create_topics_nonhierarchical_taxonomy() {</text:p>
      <text:p text:style-name="_5f_code"/>
      <text:p text:style-name="_5f_code">// Задаем названия для интерфейса</text:p>
      <text:p text:style-name="_5f_code"/>
      <text:p text:style-name="_5f_code"><text:s text:c="2"/>$labels = array(</text:p>
      <text:p text:style-name="_5f_code"><text:s text:c="4"/>'name' =&gt; _x( 'Topics', 'taxonomy general name' ),</text:p>
      <text:p text:style-name="_5f_code"><text:s text:c="4"/>'singular_name' =&gt; _x( 'Topic', 'taxonomy singular name' ),</text:p>
      <text:p text:style-name="_5f_code"><text:s text:c="4"/>'search_items' =&gt; <text:s/>__( 'Search Topics' ),</text:p>
      <text:p text:style-name="_5f_code"><text:s text:c="4"/>'popular_items' =&gt; __( 'Popular Topics' ),</text:p>
      <text:p text:style-name="_5f_code"><text:s text:c="4"/>'all_items' =&gt; __( 'All Topics' ),</text:p>
      <text:p text:style-name="_5f_code"><text:s text:c="4"/>'parent_item' =&gt; null,</text:p>
      <text:p text:style-name="_5f_code"><text:s text:c="4"/>'parent_item_colon' =&gt; null,</text:p>
      <text:p text:style-name="_5f_code"><text:s text:c="4"/>'edit_item' =&gt; __( 'Edit Topic' ),</text:p>
      <text:p text:style-name="_5f_code"><text:s text:c="4"/>'update_item' =&gt; __( 'Update Topic' ),</text:p>
      <text:p text:style-name="_5f_code"><text:s text:c="4"/>'add_new_item' =&gt; __( 'Add New Topic' ),</text:p>
      <text:p text:style-name="_5f_code"><text:s text:c="4"/>'new_item_name' =&gt; __( 'New Topic Name' ),</text:p>
      <text:p text:style-name="_5f_code"><text:s text:c="4"/>'separate_items_with_commas' =&gt; __( 'Separate topics with commas' ),</text:p>
      <text:p text:style-name="_5f_code"><text:s text:c="4"/>'add_or_remove_items' =&gt; __( 'Add or remove topics' ),</text:p>
      <text:p text:style-name="_5f_code"><text:s text:c="4"/>'choose_from_most_used' =&gt; __( 'Choose from the most used topics' ),</text:p>
      <text:p text:style-name="_5f_code"><text:s text:c="4"/>'menu_name' =&gt; __( 'Topics' ),</text:p>
      <text:p text:style-name="_5f_code"><text:s text:c="2"/>);</text:p>
      <text:p text:style-name="_5f_code"/>
      <text:p text:style-name="_5f_code">// Теперь регистрируем НЕ-иерархическую таксономию вроде Тегов</text:p>
      <text:p text:style-name="_5f_code"/>
      <text:p text:style-name="_5f_code"><text:s text:c="2"/>register_taxonomy('topics','post',array(</text:p>
      <text:p text:style-name="_5f_code"><text:s text:c="4"/>'hierarchical' =&gt; false,</text:p>
      <text:p text:style-name="_5f_code"><text:s text:c="4"/>'labels' =&gt; $labels,</text:p>
      <text:p text:style-name="_5f_code"><text:s text:c="4"/>'show_ui' =&gt; true,</text:p>
      <text:p text:style-name="_5f_code"><text:s text:c="4"/>'show_admin_column' =&gt; true,</text:p>
      <text:p text:style-name="_5f_code"><text:s text:c="4"/>'update_count_callback' =&gt; '_update_post_term_count',</text:p>
      <text:p text:style-name="_5f_code"><text:s text:c="4"/>'query_var' =&gt; true,</text:p>
      <text:p text:style-name="_5f_code"><text:s text:c="4"/>'rewrite' =&gt; array( 'slug' =&gt; 'topic' ),</text:p>
      <text:p text:style-name="_5f_code"><text:s text:c="2"/>));</text:p>
      <text:p text:style-name="_5f_code">}</text:p>
      <text:p text:style-name="_5f_paragraph">Обратите внимание на различия между двумя кодами. Значение для параметра иерархии — true для таксономии типа Рубрики, и false — для таксономий типа Тегов. </text:p>
      <text:p text:style-name="P1">Комментарий</text:p>
      <text:p text:style-name="_5f_paragraph"><text:soft-page-break/><text:span text:style-name="T8">Т</text:span>аксономии делятся на два типа:</text:p>
      <text:p text:style-name="_5f_paragraph"><text:span text:style-name="T1">Древовидные</text:span> - например рубрики</text:p>
      <text:p text:style-name="_5f_paragraph"/>
      <text:p text:style-name="_5f_paragraph"><text:span text:style-name="T1">Линейные</text:span> (плоские) - например метки</text:p>
      <text:p text:style-name="_5f_paragraph">Отличия. Элементы древовидных такс. могут быть родительскими и дочерними, т.е. одни элементы как бы вложены в другие. А элементы плоских такс. всегда сами по себе, т.е. все они находятся на одном уровне, а значит не зависят друг от друга.</text:p>
      <text:p text:style-name="_5f_comment"/>
      <text:p text:style-name="P7">Также в массиве названий для НЕ-иерархической таксономии типа Тегов мы добавили null для параметров parent_item и parent_item_colon, что означает, что в интерфейсе ничего не будет отображаться при создании родительского элемента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align="end" style:justify-single-word="false" fo:text-indent="0cm" style:auto-text-indent="false" style:page-number="auto" fo:background-color="#ffffa6" fo:padding-left="0cm" fo:padding-right="0.4cm" fo:padding-top="0cm" fo:padding-bottom="0cm" fo:border="none">
        <style:tab-stops/>
      </style:paragraph-properties>
      <style:text-properties fo:text-transform="uppercase" style:font-name="Calibri1" fo:font-family="Calibri" style:font-style-name="Курсив" style:font-family-generic="swiss" style:font-pitch="variable" fo:font-size="11pt" fo:language="none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8T19:19:27.237000000</dc:date>
    <meta:editing-duration>PT1H7M53S</meta:editing-duration>
    <meta:editing-cycles>16</meta:editing-cycles>
    <meta:document-statistic meta:table-count="0" meta:image-count="0" meta:object-count="0" meta:page-count="3" meta:paragraph-count="86" meta:word-count="714" meta:character-count="5363" meta:non-whitespace-character-count="4550"/>
  </office:meta>
</office:document-meta>
</file>